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679cm"/>
    </style:style>
    <style:style style:name="co3" style:family="table-column">
      <style:table-column-properties fo:break-before="auto" style:column-width="7.17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4" table:default-cell-style-name="ce2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Rssi Faltante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nfiguración (filtro-kernel-convolucion)</text:p>
          </table:table-cell>
          <table:table-cell table:style-name="ce1" office:value-type="string" calcext:value-type="string">
            <text:p>Función activacion</text:p>
          </table:table-cell>
          <table:table-cell table:style-name="ce1" office:value-type="string" calcext:value-type="string">
            <text:p>Perdida</text:p>
          </table:table-cell>
          <table:table-cell table:style-name="ce1" office:value-type="string" calcext:value-type="string">
            <text:p>Precisión</text:p>
          </table:table-cell>
          <table:table-cell table:style-name="ce1" office:value-type="string" calcext:value-type="string">
            <text:p>Normalizacion entrada</text:p>
          </table:table-cell>
          <table:table-cell table:style-name="ce1" office:value-type="string" calcext:value-type="string">
            <text:p>Normalización salida</text:p>
          </table:table-cell>
          <table:table-cell/>
          <table:table-cell table:style-name="ce1" office:value-type="string" calcext:value-type="string">
            <text:p>Desv Max X</text:p>
          </table:table-cell>
          <table:table-cell table:style-name="ce1" office:value-type="string" calcext:value-type="string">
            <text:p>Desv Min X</text:p>
          </table:table-cell>
          <table:table-cell table:style-name="ce1" office:value-type="string" calcext:value-type="string">
            <text:p>Desv Avg X</text:p>
          </table:table-cell>
          <table:table-cell table:style-name="ce1" office:value-type="string" calcext:value-type="string">
            <text:p>Desv Max Y</text:p>
          </table:table-cell>
          <table:table-cell table:style-name="ce1" office:value-type="string" calcext:value-type="string">
            <text:p>Desv Min Y</text:p>
          </table:table-cell>
          <table:table-cell table:style-name="ce1" office:value-type="string" calcext:value-type="string">
            <text:p>Desv Avg Y</text:p>
          </table:table-cell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 en entrenamiento, Reemplazo por previo/posterior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10.854119" calcext:value-type="float">
            <text:p>10,854119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032176971" calcext:value-type="float">
            <text:p>0,0032176971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927049" calcext:value-type="float">
            <text:p>9,927049</text:p>
          </table:table-cell>
          <table:table-cell office:value-type="float" office:value="0.023042679" calcext:value-type="float">
            <text:p>0,023042679</text:p>
          </table:table-cell>
          <table:table-cell/>
          <table:table-cell office:value-type="float" office:value="7.6609488" calcext:value-type="float">
            <text:p>7,6609488</text:p>
          </table:table-cell>
          <table:table-cell office:value-type="float" office:value="0.03263855" calcext:value-type="float">
            <text:p>0,03263855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style-name="ce2"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174471" calcext:value-type="float">
            <text:p>9,174471</text:p>
          </table:table-cell>
          <table:table-cell office:value-type="float" office:value="0.00024414062" calcext:value-type="float">
            <text:p>0,00024414062</text:p>
          </table:table-cell>
          <table:table-cell/>
          <table:table-cell office:value-type="float" office:value="7.2701187" calcext:value-type="float">
            <text:p>7,2701187</text:p>
          </table:table-cell>
          <table:table-cell office:value-type="float" office:value="0.029000282" calcext:value-type="float">
            <text:p>0,029000282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66562" calcext:value-type="float">
            <text:p>8,66562</text:p>
          </table:table-cell>
          <table:table-cell office:value-type="float" office:value="0.036132812" calcext:value-type="float">
            <text:p>0,036132812</text:p>
          </table:table-cell>
          <table:table-cell/>
          <table:table-cell office:value-type="float" office:value="8.000312" calcext:value-type="float">
            <text:p>8,000312</text:p>
          </table:table-cell>
          <table:table-cell office:value-type="float" office:value="0.045160294" calcext:value-type="float">
            <text:p>0,045160294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 en entrenamiento, Inputado por modelo en predicción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3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196697" calcext:value-type="float">
            <text:p>8,196697</text:p>
          </table:table-cell>
          <table:table-cell office:value-type="float" office:value="0.0026435852" calcext:value-type="float">
            <text:p>0,0026435852</text:p>
          </table:table-cell>
          <table:table-cell/>
          <table:table-cell office:value-type="float" office:value="6.174879" calcext:value-type="float">
            <text:p>6,174879</text:p>
          </table:table-cell>
          <table:table-cell office:value-type="float" office:value="0.0005893707" calcext:value-type="float">
            <text:p>0,0005893707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6" calcext:value-type="float">
            <text:p>0,0106</text:p>
          </table:table-cell>
          <table:table-cell office:value-type="float" office:value="0.9745" calcext:value-type="float">
            <text:p>0,974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396778" calcext:value-type="float">
            <text:p>9,396778</text:p>
          </table:table-cell>
          <table:table-cell office:value-type="float" office:value="0.042407036" calcext:value-type="float">
            <text:p>0,042407036</text:p>
          </table:table-cell>
          <table:table-cell/>
          <table:table-cell office:value-type="float" office:value="7.9185" calcext:value-type="float">
            <text:p>7,9185</text:p>
          </table:table-cell>
          <table:table-cell office:value-type="float" office:value="0.0064868927" calcext:value-type="float">
            <text:p>0,0064868927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1152" calcext:value-type="float">
            <text:p>0,1152</text:p>
          </table:table-cell>
          <table:table-cell office:value-type="float" office:value="0.8696" calcext:value-type="float">
            <text:p>0,869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7.6292977" calcext:value-type="float">
            <text:p>7,6292977</text:p>
          </table:table-cell>
          <table:table-cell office:value-type="float" office:value="0.03932762" calcext:value-type="float">
            <text:p>0,03932762</text:p>
          </table:table-cell>
          <table:table-cell/>
          <table:table-cell office:value-type="float" office:value="6.0255756" calcext:value-type="float">
            <text:p>6,0255756</text:p>
          </table:table-cell>
          <table:table-cell office:value-type="float" office:value="0.038372993" calcext:value-type="float">
            <text:p>0,038372993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Inputado por modelo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7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8" calcext:value-type="float">
            <text:p>0,0188</text:p>
          </table:table-cell>
          <table:table-cell office:value-type="float" office:value="0.9464" calcext:value-type="float">
            <text:p>0,9464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8.49638" calcext:value-type="float">
            <text:p>8,49638</text:p>
          </table:table-cell>
          <table:table-cell office:value-type="float" office:value="0.019926071" calcext:value-type="float">
            <text:p>0,019926071</text:p>
          </table:table-cell>
          <table:table-cell/>
          <table:table-cell office:value-type="float" office:value="8.093476" calcext:value-type="float">
            <text:p>8,093476</text:p>
          </table:table-cell>
          <table:table-cell office:value-type="float" office:value="0.0037183762" calcext:value-type="float">
            <text:p>0,0037183762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previo/posterior</text:p>
          </table:table-cell>
          <table:table-cell office:value-type="string" calcext:value-type="string">
            <text:p>Dense</text:p>
          </table:table-cell>
          <table:table-cell table:style-name="Default" office:value-type="string" calcext:value-type="string">
            <text:p>12-10-2</text:p>
            <text:p>batch_size = 1500, epochs = 20</text:p>
            <text:p>Loss = mae, optimizer = adam</text:p>
          </table:table-cell>
          <table:table-cell office:value-type="string" calcext:value-type="string">
            <text:p>sigmoid</text:p>
          </table:table-cell>
          <table:table-cell office:value-type="float" office:value="0.0979" calcext:value-type="float">
            <text:p>0,0979</text:p>
          </table:table-cell>
          <table:table-cell office:value-type="float" office:value="0.8795" calcext:value-type="float">
            <text:p>0,879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551719" calcext:value-type="float">
            <text:p>8,551719</text:p>
          </table:table-cell>
          <table:table-cell office:value-type="float" office:value="0.041095376" calcext:value-type="float">
            <text:p>0,041095376</text:p>
          </table:table-cell>
          <table:table-cell/>
          <table:table-cell office:value-type="float" office:value="7.1011066" calcext:value-type="float">
            <text:p>7,1011066</text:p>
          </table:table-cell>
          <table:table-cell office:value-type="float" office:value="0.0077466965" calcext:value-type="float">
            <text:p>0,0077466965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03" calcext:value-type="float">
            <text:p>0,0103</text:p>
          </table:table-cell>
          <table:table-cell office:value-type="float" office:value="0.9471" calcext:value-type="float">
            <text:p>0,9471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891287" calcext:value-type="float">
            <text:p>8,891287</text:p>
          </table:table-cell>
          <table:table-cell office:value-type="float" office:value="0.0043487847" calcext:value-type="float">
            <text:p>0,0043487847</text:p>
          </table:table-cell>
          <table:table-cell/>
          <table:table-cell office:value-type="float" office:value="7.4092073" calcext:value-type="float">
            <text:p>7,4092073</text:p>
          </table:table-cell>
          <table:table-cell office:value-type="float" office:value="0.00390625" calcext:value-type="float">
            <text:p>0,00390625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184" calcext:value-type="float">
            <text:p>0,0184</text:p>
          </table:table-cell>
          <table:table-cell office:value-type="float" office:value="0.9436" calcext:value-type="float">
            <text:p>0,943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7903175" calcext:value-type="float">
            <text:p>7,7903175</text:p>
          </table:table-cell>
          <table:table-cell office:value-type="float" office:value="0.027912855" calcext:value-type="float">
            <text:p>0,027912855</text:p>
          </table:table-cell>
          <table:table-cell/>
          <table:table-cell office:value-type="float" office:value="8.092433" calcext:value-type="float">
            <text:p>8,092433</text:p>
          </table:table-cell>
          <table:table-cell office:value-type="float" office:value="0.006948471" calcext:value-type="float">
            <text:p>0,006948471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7.6759644" calcext:value-type="float">
            <text:p>7,6759644</text:p>
          </table:table-cell>
          <table:table-cell office:value-type="float" office:value="0.025506258" calcext:value-type="float">
            <text:p>0,025506258</text:p>
          </table:table-cell>
          <table:table-cell/>
          <table:table-cell office:value-type="float" office:value="7.750306" calcext:value-type="float">
            <text:p>7,750306</text:p>
          </table:table-cell>
          <table:table-cell office:value-type="float" office:value="0.00450325" calcext:value-type="float">
            <text:p>0,00450325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sigmoid</text:p>
          </table:table-cell>
          <table:table-cell office:value-type="float" office:value="0.0279" calcext:value-type="float">
            <text:p>0,0279</text:p>
          </table:table-cell>
          <table:table-cell office:value-type="float" office:value="0.9437" calcext:value-type="float">
            <text:p>0,9437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8.0727" calcext:value-type="float">
            <text:p>8,0727</text:p>
          </table:table-cell>
          <table:table-cell office:value-type="float" office:value="0.051324844" calcext:value-type="float">
            <text:p>0,051324844</text:p>
          </table:table-cell>
          <table:table-cell/>
          <table:table-cell office:value-type="float" office:value="7.6681385" calcext:value-type="float">
            <text:p>7,6681385</text:p>
          </table:table-cell>
          <table:table-cell office:value-type="float" office:value="0.011049271" calcext:value-type="float">
            <text:p>0,011049271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64-3-2 128-2-2 256-2-1 512</text:p>
            <text:p>batch_size = 1500, epochs = 5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154" calcext:value-type="float">
            <text:p>0,0154</text:p>
          </table:table-cell>
          <table:table-cell office:value-type="float" office:value="0.9725" calcext:value-type="float">
            <text:p>0,9725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office:value-type="float" office:value="9.735289" calcext:value-type="float">
            <text:p>9,735289</text:p>
          </table:table-cell>
          <table:table-cell office:value-type="float" office:value="0.011711121" calcext:value-type="float">
            <text:p>0,011711121</text:p>
          </table:table-cell>
          <table:table-cell/>
          <table:table-cell office:value-type="float" office:value="5.64915" calcext:value-type="float">
            <text:p>5,64915</text:p>
          </table:table-cell>
          <table:table-cell office:value-type="float" office:value="0.02535057" calcext:value-type="float">
            <text:p>0,02535057</text:p>
          </table:table-cell>
          <table:table-cell/>
        </table:table-row>
        <table:table-row table:style-name="ro2">
          <table:table-cell office:value-type="string" calcext:value-type="string">
            <text:p>Straight_01</text:p>
          </table:table-cell>
          <table:table-cell office:value-type="string" calcext:value-type="string">
            <text:p>Reemplazo por media previo/posterior</text:p>
          </table:table-cell>
          <table:table-cell office:value-type="string" calcext:value-type="string">
            <text:p>CNN + Dense</text:p>
          </table:table-cell>
          <table:table-cell office:value-type="string" calcext:value-type="string">
            <text:p>64-3-2 128-2-2 256-2-1 512-D0,2-64-D0,2-2</text:p>
            <text:p>batch_size = 1500, epochs = 20</text:p>
            <text:p>Loss = mae, optimizer = RMSProp</text:p>
          </table:table-cell>
          <table:table-cell office:value-type="string" calcext:value-type="string">
            <text:p>linear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9526" calcext:value-type="float">
            <text:p>0,9526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MinMaxScaler</text:p>
          </table:table-cell>
          <table:table-cell/>
          <table:table-cell table:style-name="ce3" office:value-type="float" office:value="9.336936" calcext:value-type="float">
            <text:p>9,336936</text:p>
          </table:table-cell>
          <table:table-cell office:value-type="float" office:value="0.014023066" calcext:value-type="float">
            <text:p>0,014023066</text:p>
          </table:table-cell>
          <table:table-cell office:value-type="float" office:value="2.0141628" calcext:value-type="float">
            <text:p>2,0141628</text:p>
          </table:table-cell>
          <table:table-cell office:value-type="float" office:value="7.2189074" calcext:value-type="float">
            <text:p>7,2189074</text:p>
          </table:table-cell>
          <table:table-cell office:value-type="float" office:value="0.024938583" calcext:value-type="float">
            <text:p>0,024938583</text:p>
          </table:table-cell>
          <table:table-cell office:value-type="float" office:value="1.6598095" calcext:value-type="float">
            <text:p>1,65980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</number:text>
    </number:number-style>
    <number:number-style style:name="N15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0P2" style:volatile="true">
      <number:text> </number:text>
      <number:fill-character> </number:fill-character>
      <number:text>-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09:34:16.9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20:13:09.381000000</meta:creation-date>
    <dc:date>2023-06-20T19:17:52.175000000</dc:date>
    <meta:editing-duration>PT11H50M2S</meta:editing-duration>
    <meta:editing-cycles>9</meta:editing-cycles>
    <meta:generator>LibreOffice/7.5.3.2$Windows_X86_64 LibreOffice_project/9f56dff12ba03b9acd7730a5a481eea045e468f3</meta:generator>
    <meta:document-statistic meta:table-count="1" meta:cell-count="213" meta:object-count="0"/>
  </office:meta>
</office:document-meta>
</file>